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d06a2" officeooo:paragraph-rsid="001d06a2" style:font-size-asian="14pt" style:font-size-complex="14pt"/>
    </style:style>
    <style:style style:name="P2" style:family="paragraph" style:parent-style-name="Standard">
      <style:text-properties fo:font-size="14pt" officeooo:paragraph-rsid="001d06a2" style:font-size-asian="14pt" style:font-size-complex="14pt"/>
    </style:style>
    <style:style style:name="T1" style:family="text">
      <style:text-properties officeooo:rsid="001d06a2"/>
    </style:style>
    <style:style style:name="T2" style:family="text">
      <style:text-properties officeooo:rsid="001d6eaa"/>
    </style:style>
    <style:style style:name="T3" style:family="text">
      <style:text-properties fo:font-size="14pt" officeooo:rsid="001d06a2" style:font-size-asian="14pt" style:font-size-complex="14pt"/>
    </style:style>
    <style:style style:name="T4" style:family="text">
      <style:text-properties fo:font-size="14pt" officeooo:rsid="001d6eaa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vide is the first thing that happens in recursion which is to break the f(n) function into two. </text:p>
      <text:p text:style-name="P2"><text:span text:style-name="T1">It is divided into two with the formula (n-1)+(n-2).After this happens recursion takes place recursion takes place doing the formula (n-1)+(n-2) . This keeps taking place again and again to reach the a place when it can not happened anymore. Then at last </text:span>conquer <text:span text:style-name="T2">happens which is combining the final terms to find the Fibonacci of n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06:38:01.420309044</meta:creation-date>
    <dc:date>2016-05-04T07:46:19.318613074</dc:date>
    <meta:editing-duration>PT7M47S</meta:editing-duration>
    <meta:editing-cycles>1</meta:editing-cycles>
    <meta:document-statistic meta:table-count="0" meta:image-count="0" meta:object-count="0" meta:page-count="1" meta:paragraph-count="2" meta:word-count="75" meta:character-count="433" meta:non-whitespace-character-count="357"/>
    <meta:generator>LibreOffice/5.0.5.2$Linux_X86_64 LibreOffice_project/00m0$Build-2</meta:generator>
  </office:meta>
</office:document-meta>
</file>